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ceptance Tests: <text:s/>Desktop Video Collection Database with acompanying Android Application</text:h>
      <text:h text:style-name="Heading_20_2" text:outline-level="2">Students: <text:s/>Rudolph Newball, Miles Nosler, Edward Thorne</text:h>
      <text:h text:style-name="Heading_20_3" text:outline-level="3">Use Case: <text:s/>As a desktop user, I can create a new database.</text:h>
      <text:p text:style-name="Standard"/>
      <text:p text:style-name="Standard">Acceptance Test:</text:p>
      <text:list xml:id="list36470915" text:style-name="L1">
        <text:list-item>
          <text:p text:style-name="P1">Start the application by executing the class edu.txstate.cs4398.vc.desktop.Main</text:p>
        </text:list-item>
        <text:list-item>
          <text:p text:style-name="P1">Verify that the application opens to an Untitled collection</text:p>
        </text:list-item>
        <text:list-item>
          <text:p text:style-name="P1">Open an existing collection (File &gt; Open) or save the empty collection (File &gt; Save)</text:p>
        </text:list-item>
        <text:list-item>
          <text:p text:style-name="P1">Verify the selected file name is present in the application title</text:p>
        </text:list-item>
        <text:list-item>
          <text:p text:style-name="P1">Select File &gt; New &gt; Collection</text:p>
        </text:list-item>
        <text:list-item>
          <text:p text:style-name="P1">Verify that you have a new Untitled collection</text:p>
        </text:list-item>
      </text:list>
      <text:p text:style-name="Standard"/>
      <text:h text:style-name="Heading_20_3" text:outline-level="3">Use Case: <text:s/>As a desktop user, I can add a video to the database manually.</text:h>
      <text:p text:style-name="Standard"/>
      <text:p text:style-name="Standard">Acceptance Test:</text:p>
      <text:list xml:id="list36470041" text:style-name="L2">
        <text:list-item>
          <text:p text:style-name="P2">Start the application by executing the class edu.txstate.cs4398.vc.desktop.Main</text:p>
        </text:list-item>
        <text:list-item>
          <text:p text:style-name="P2">Verify that the application opens to an Untitled collection</text:p>
        </text:list-item>
        <text:list-item>
          <text:p text:style-name="P2">Select File &gt; New &gt; Video</text:p>
        </text:list-item>
        <text:list-item>
          <text:p text:style-name="P2">Verify that a new window opens for the Untitled Video</text:p>
        </text:list-item>
        <text:list-item>
          <text:p text:style-name="P2">Enter data for the new video</text:p>
        </text:list-item>
        <text:list-item>
          <text:p text:style-name="P2">Click the Save button</text:p>
        </text:list-item>
        <text:list-item>
          <text:p text:style-name="P2">Verify that the video is added to the main screen's list of videos</text:p>
        </text:list-item>
      </text:list>
      <text:p text:style-name="Standard"/>
      <text:h text:style-name="Heading_20_3" text:outline-level="3">Use Case: <text:s/>As a desktop user, I can add a video to the database using barcode data.</text:h>
      <text:p text:style-name="Standard"/>
      <text:p text:style-name="Standard">Acceptance Test:</text:p>
      <text:list xml:id="list36494390" text:style-name="L3">
        <text:list-item>
          <text:p text:style-name="P3">Start the application by executing the class edu.txstate.cs4398.vc.desktop.Main</text:p>
        </text:list-item>
        <text:list-item>
          <text:p text:style-name="P3">Verify that the application opens to an Untitled collection</text:p>
        </text:list-item>
        <text:list-item>
          <text:p text:style-name="P3">Select File &gt; New &gt; Video</text:p>
        </text:list-item>
        <text:list-item>
          <text:p text:style-name="P3">Verify that a new window opens for the Untitled Video</text:p>
        </text:list-item>
        <text:list-item>
          <text:p text:style-name="P3">Enter the UPC for the new video and press Enter</text:p>
        </text:list-item>
        <text:list-item>
          <text:p text:style-name="P3">Verify that the video is correctly identified and the details for your video are populated</text:p>
        </text:list-item>
        <text:list-item>
          <text:p text:style-name="P3">Click the Save button</text:p>
        </text:list-item>
        <text:list-item>
          <text:p text:style-name="P3">Verify that the video is added to the main screen's list of videos</text:p>
        </text:list-item>
      </text:list>
      <text:p text:style-name="Standard"/>
      <text:h text:style-name="Heading_20_3" text:outline-level="3">Use Case: <text:s/>As a desktop user, I can edit existing video data.</text:h>
      <text:p text:style-name="Standard"/>
      <text:p text:style-name="Standard">Acceptance Test:</text:p>
      <text:list xml:id="list36464440" text:style-name="L4">
        <text:list-item>
          <text:p text:style-name="P4">Start the application by executing the class edu.txstate.cs4398.vc.desktop.Main</text:p>
        </text:list-item>
        <text:list-item>
          <text:p text:style-name="P4">Verify that the application opens to an Untitled collection</text:p>
        </text:list-item>
        <text:list-item>
          <text:p text:style-name="P4">Open an existing collection (File &gt; Open) or add a new video using prior test steps</text:p>
        </text:list-item>
        <text:list-item>
          <text:p text:style-name="P4"><text:soft-page-break/>Double click a video in the video list</text:p>
        </text:list-item>
        <text:list-item>
          <text:p text:style-name="P4">Verify that the selected video is opened in a new window</text:p>
        </text:list-item>
        <text:list-item>
          <text:p text:style-name="P4">Modify some of the fields and click Save</text:p>
        </text:list-item>
        <text:list-item>
          <text:p text:style-name="P4">Verify that the edited fields were changed in the video list</text:p>
        </text:list-item>
        <text:list-item>
          <text:p text:style-name="P4">Verify unlisted fields by double clicking the edited video and viewing the editor</text:p>
        </text:list-item>
      </text:list>
      <text:p text:style-name="Standard"/>
      <text:h text:style-name="Heading_20_3" text:outline-level="3">Use Case: <text:s/>As a desktop user, I can persist my database for storage between sessions.</text:h>
      <text:p text:style-name="Standard"/>
      <text:p text:style-name="Standard">Acceptance Test:</text:p>
      <text:list xml:id="list36477017" text:style-name="L5">
        <text:list-item>
          <text:p text:style-name="P5">Start the application by executing the class edu.txstate.cs4398.vc.desktop.Main</text:p>
        </text:list-item>
        <text:list-item>
          <text:p text:style-name="P5">Verify that the application opens to an Untitled collection</text:p>
        </text:list-item>
        <text:list-item>
          <text:p text:style-name="P5">Open an existing collection (File &gt; Open) or add a new video using prior test steps</text:p>
        </text:list-item>
        <text:list-item>
          <text:p text:style-name="P5">Select File &gt; Save As</text:p>
        </text:list-item>
        <text:list-item>
          <text:p text:style-name="P5">Verify a dialog is opened to select or enter a filename</text:p>
        </text:list-item>
        <text:list-item>
          <text:p text:style-name="P5">Select the path and filename to save the collection to and click Save</text:p>
        </text:list-item>
        <text:list-item>
          <text:p text:style-name="P5">Verify the file was created/updated by checking the file's attributes</text:p>
        </text:list-item>
      </text:list>
      <text:p text:style-name="Standard"/>
      <text:h text:style-name="Heading_20_3" text:outline-level="3">Use Case: <text:s/>As a desktop user, I can reload an existing database.</text:h>
      <text:p text:style-name="Standard"/>
      <text:p text:style-name="Standard">Acceptance Test:</text:p>
      <text:list xml:id="list36465911" text:style-name="L6">
        <text:list-item>
          <text:p text:style-name="P6">Start the application by executing the class edu.txstate.cs4398.vc.desktop.Main</text:p>
        </text:list-item>
        <text:list-item>
          <text:p text:style-name="P6">Verify that the application opens to an Untitled collection</text:p>
        </text:list-item>
        <text:list-item>
          <text:p text:style-name="P6">Select File &gt; Open</text:p>
        </text:list-item>
        <text:list-item>
          <text:p text:style-name="P6">Verify a dialog is opened to select or enter a filename</text:p>
        </text:list-item>
        <text:list-item>
          <text:p text:style-name="P6">Select an existing video collection databse file and click Open</text:p>
        </text:list-item>
        <text:list-item>
          <text:p text:style-name="P6">Verify the selected file name is present in the application title</text:p>
        </text:list-item>
        <text:list-item>
          <text:p text:style-name="P6">Verify the expected videos are displayed in the video list</text:p>
        </text:list-item>
      </text:list>
      <text:p text:style-name="Standard"/>
      <text:h text:style-name="Heading_20_3" text:outline-level="3">Use Case: <text:s/>As an Android user, I can connect to my desktop database.</text:h>
      <text:p text:style-name="Standard"/>
      <text:p text:style-name="Standard">Acceptance Test:</text:p>
      <text:list xml:id="list36494283" text:style-name="L7">
        <text:list-item>
          <text:p text:style-name="P7">Start the desktop application by executing the class edu.txstate.cs4398.vc.desktop.Main</text:p>
        </text:list-item>
        <text:list-item>
          <text:p text:style-name="P7">Select File&gt;Remote Services</text:p>
        </text:list-item>
        <text:list-item>
          <text:p text:style-name="P7">Start the mobile application by selecting Video Collector in the applications folder on device</text:p>
        </text:list-item>
        <text:list-item>
          <text:p text:style-name="P7">If Android device cannot find desktop:</text:p>
          <text:list>
            <text:list-item>
              <text:p text:style-name="P7">Verify IP dialog is opened</text:p>
            </text:list-item>
            <text:list-item>
              <text:p text:style-name="P7">Enter desktop IP address (found in Help &gt; IP Address on desktop application) or</text:p>
            </text:list-item>
            <text:list-item>
              <text:p text:style-name="P7">Select IP Address from drop down list</text:p>
            </text:list-item>
          </text:list>
        </text:list-item>
        <text:list-item>
          <text:p text:style-name="P7">Verify that Android device confirms succesful connection to desktop database</text:p>
        </text:list-item>
        <text:list-item>
          <text:p text:style-name="P7">Verify the Add and Sync button are now enabled</text:p>
        </text:list-item>
      </text:list>
      <text:p text:style-name="Standard"/>
      <text:h text:style-name="Heading_20_3" text:outline-level="3">Use Case: <text:s/>As an Android user, I can add a video to the database manually while connected.</text:h>
      <text:p text:style-name="Standard"/>
      <text:p text:style-name="Standard"><text:soft-page-break/>Acceptance Test:</text:p>
      <text:list xml:id="list36477757" text:style-name="L8">
        <text:list-item>
          <text:p text:style-name="P8">Connect to desktop database by using prior test steps</text:p>
        </text:list-item>
        <text:list-item>
          <text:p text:style-name="P8">Select Add button</text:p>
        </text:list-item>
        <text:list-item>
          <text:p text:style-name="P8">Enter UPC code or the video Title en field provided</text:p>
        </text:list-item>
        <text:list-item>
          <text:p text:style-name="P8">Select Lookup By UPC or Lookup By Title according to the field entered in previous step</text:p>
        </text:list-item>
        <text:list-item>
          <text:p text:style-name="P8">Verify spinning circle</text:p>
        </text:list-item>
        <text:list-item>
          <text:p text:style-name="P8">Verify entries </text:p>
        </text:list-item>
        <text:list-item>
          <text:p text:style-name="P8">Select Add to Collection button</text:p>
        </text:list-item>
        <text:list-item>
          <text:p text:style-name="P8">Verify new entry added to desktop application</text:p>
        </text:list-item>
      </text:list>
      <text:p text:style-name="Standard"/>
      <text:h text:style-name="Heading_20_3" text:outline-level="3">Use Case: <text:s/>As an Android user, I can add a video to the database by scanning a barcode while connected.</text:h>
      <text:p text:style-name="Standard"/>
      <text:p text:style-name="Standard">Acceptance Test:</text:p>
      <text:list xml:id="list36471633" text:style-name="L9">
        <text:list-item>
          <text:p text:style-name="P9">Connect to desktop database by using prior test steps</text:p>
        </text:list-item>
        <text:list-item>
          <text:p text:style-name="P9">Select Add button</text:p>
        </text:list-item>
        <text:list-item>
          <text:p text:style-name="P9">Select Scan a Barcode button</text:p>
        </text:list-item>
        <text:list-item>
          <text:p text:style-name="P9">Verify switch to camera in scanning mode</text:p>
        </text:list-item>
        <text:list-item>
          <text:p text:style-name="P9">Veify red horizontal line on screen</text:p>
        </text:list-item>
        <text:list-item>
          <text:p text:style-name="P9">Position red line on bar code behind target video</text:p>
        </text:list-item>
        <text:list-item>
          <text:p text:style-name="P9">Verify red bar turns to green on successful find</text:p>
        </text:list-item>
        <text:list-item>
          <text:p text:style-name="P9">Very video information on screen</text:p>
        </text:list-item>
        <text:list-item>
          <text:p text:style-name="P9">Selecet Add to Collection button</text:p>
        </text:list-item>
        <text:list-item>
          <text:p text:style-name="P9">Verify new entry added to desktop application</text:p>
        </text:list-item>
      </text:list>
      <text:p text:style-name="Standard"/>
      <text:h text:style-name="Heading_20_3" text:outline-level="3">Use Case: <text:s/>As an Android user, I can download my collection for offline viewing.</text:h>
      <text:p text:style-name="Standard"/>
      <text:p text:style-name="Standard">Acceptance Test:</text:p>
      <text:list xml:id="list36485449" text:style-name="L10">
        <text:list-item>
          <text:p text:style-name="P10">Connect to desktop database by using prior test steps</text:p>
        </text:list-item>
        <text:list-item>
          <text:p text:style-name="P10">Select Sync button</text:p>
        </text:list-item>
        <text:list-item>
          <text:p text:style-name="P10">Verify notification on status of sync</text:p>
        </text:list-item>
        <text:list-item>
          <text:p text:style-name="P10">Select Browse button</text:p>
        </text:list-item>
        <text:list-item>
          <text:p text:style-name="P10">Verify video titles in list same as video titles on desktop application</text:p>
        </text:list-item>
        <text:list-item>
          <text:p text:style-name="P10">Select a video title</text:p>
        </text:list-item>
        <text:list-item>
          <text:p text:style-name="P10">Verify information regarding video is same information on desktop applicat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S 4398<text:tab/>Software Engineering Project<text:tab/>Summer II 2012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16M21S</meta:editing-duration>
    <meta:editing-cycles>8</meta:editing-cycles>
    <meta:generator>OpenOffice.org/3.2$Win32 OpenOffice.org_project/320m12$Build-9483</meta:generator>
    <dc:date>2012-08-09T16:40:27.31</dc:date>
    <dc:creator>Edward Thorne</dc:creator>
    <meta:document-statistic meta:table-count="0" meta:image-count="0" meta:object-count="0" meta:page-count="3" meta:paragraph-count="100" meta:word-count="920" meta:character-count="5243"/>
    <meta:user-defined meta:name="Info 1"/>
    <meta:user-defined meta:name="Info 2"/>
    <meta:user-defined meta:name="Info 3"/>
    <meta:user-defined meta:name="Info 4"/>
  </office:meta>
</office:document-meta>
</file>